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rawozdanie nr 2</text:h>
      <text:h text:style-name="Heading_20_2" text:outline-level="2">Analiza systemu informatycznego wspierającego działalność serwisu AGD/RTV</text:h>
      <text:h text:style-name="Heading_20_3" text:outline-level="3">1. Cel systemu informatycznego</text:h>
      <text:p text:style-name="Text_20_body">Celem projektowanego systemu informatycznego jest wsparcie działalności przedsiębiorstwa świadczącego usługi serwisowe sprzętu AGD i RTV. System ma umożliwiać efektywne zarządzanie zgłoszeniami serwisowymi, obsługę klientów, kontrolę części zamiennych oraz monitorowanie realizacji napraw.</text:p>
      <text:p text:style-name="Text_20_body">System powinien usprawnić organizację pracy serwisu, skrócić czas realizacji zleceń oraz zapewnić dostęp do aktualnych informacji o stanie zgłoszeń i napraw.</text:p>
      <text:p text:style-name="Horizontal_20_Line"/>
      <text:h text:style-name="Heading_20_1" text:outline-level="1">2. Interesariusze systemu</text:h>
      <text:p text:style-name="Text_20_body">Do głównych użytkowników systemu należą:</text:p>
      <text:p text:style-name="Text_20_body"><text:span text:style-name="Strong_20_Emphasis">1. Pracownik biura obsługi klienta</text:span></text:p>
      <text:list text:style-name="L1">
        <text:list-item>
          <text:p text:style-name="P1">rejestracja zgłoszeń serwisowych </text:p>
        </text:list-item>
        <text:list-item>
          <text:p text:style-name="P1">kontakt z klientami </text:p>
        </text:list-item>
        <text:list-item>
          <text:p text:style-name="P2">przydzielanie zleceń serwisantom </text:p>
        </text:list-item>
      </text:list>
      <text:p text:style-name="Text_20_body"><text:span text:style-name="Strong_20_Emphasis">2. Serwisant</text:span></text:p>
      <text:list text:style-name="L2">
        <text:list-item>
          <text:p text:style-name="P3">przegląd przypisanych zleceń </text:p>
        </text:list-item>
        <text:list-item>
          <text:p text:style-name="P3">wprowadzanie diagnozy i informacji o naprawie </text:p>
        </text:list-item>
        <text:list-item>
          <text:p text:style-name="P4">zgłaszanie zapotrzebowania na części </text:p>
        </text:list-item>
      </text:list>
      <text:p text:style-name="Text_20_body"><text:span text:style-name="Strong_20_Emphasis">3. Kierownik serwisu</text:span></text:p>
      <text:list text:style-name="L3">
        <text:list-item>
          <text:p text:style-name="P5">monitorowanie pracy serwisantów </text:p>
        </text:list-item>
        <text:list-item>
          <text:p text:style-name="P5">analiza statystyk napraw </text:p>
        </text:list-item>
        <text:list-item>
          <text:p text:style-name="P6">zarządzanie dostępnością części </text:p>
        </text:list-item>
      </text:list>
      <text:p text:style-name="Text_20_body"><text:span text:style-name="Strong_20_Emphasis">4. Klient</text:span></text:p>
      <text:list text:style-name="L4">
        <text:list-item>
          <text:p text:style-name="P7">zgłoszenie awarii </text:p>
        </text:list-item>
        <text:list-item>
          <text:p text:style-name="P7">sprawdzanie statusu naprawy </text:p>
        </text:list-item>
        <text:list-item>
          <text:p text:style-name="P8">odbiór sprzętu lub zamówienie wizyty serwisowej </text:p>
        </text:list-item>
      </text:list>
      <text:p text:style-name="Horizontal_20_Line"/>
      <text:h text:style-name="Heading_20_1" text:outline-level="1">3. Główne funkcjonalności systemu</text:h>
      <text:p text:style-name="Text_20_body">System powinien umożliwiać realizację następujących funkcji:</text:p>
      <text:h text:style-name="Heading_20_3" text:outline-level="3"><text:soft-page-break/>Obsługa zgłoszeń serwisowych</text:h>
      <text:list text:style-name="L5">
        <text:list-item>
          <text:p text:style-name="P9">rejestracja nowego zgłoszenia </text:p>
        </text:list-item>
        <text:list-item>
          <text:p text:style-name="P9">przypisanie zlecenia do serwisanta </text:p>
        </text:list-item>
        <text:list-item>
          <text:p text:style-name="P9">określenie rodzaju urządzenia i usterki </text:p>
        </text:list-item>
        <text:list-item>
          <text:p text:style-name="P10">śledzenie statusu realizacji </text:p>
        </text:list-item>
      </text:list>
      <text:h text:style-name="Heading_20_3" text:outline-level="3">Zarządzanie klientami</text:h>
      <text:list text:style-name="L6">
        <text:list-item>
          <text:p text:style-name="P11">baza danych klientów </text:p>
        </text:list-item>
        <text:list-item>
          <text:p text:style-name="P11">historia napraw </text:p>
        </text:list-item>
        <text:list-item>
          <text:p text:style-name="P12">dane kontaktowe </text:p>
        </text:list-item>
      </text:list>
      <text:h text:style-name="Heading_20_3" text:outline-level="3">Zarządzanie naprawami</text:h>
      <text:list text:style-name="L7">
        <text:list-item>
          <text:p text:style-name="P13">wprowadzanie diagnozy </text:p>
        </text:list-item>
        <text:list-item>
          <text:p text:style-name="P13">rejestracja wykonanych czynności </text:p>
        </text:list-item>
        <text:list-item>
          <text:p text:style-name="P14">generowanie raportu naprawy </text:p>
        </text:list-item>
      </text:list>
      <text:h text:style-name="Heading_20_3" text:outline-level="3">Zarządzanie częściami zamiennymi</text:h>
      <text:list text:style-name="L8">
        <text:list-item>
          <text:p text:style-name="P15">rejestr części </text:p>
        </text:list-item>
        <text:list-item>
          <text:p text:style-name="P15">kontrola stanów magazynowych </text:p>
        </text:list-item>
        <text:list-item>
          <text:p text:style-name="P16">zamawianie brakujących elementów </text:p>
        </text:list-item>
      </text:list>
      <text:h text:style-name="Heading_20_3" text:outline-level="3">Raportowanie i statystyki</text:h>
      <text:list text:style-name="L9">
        <text:list-item>
          <text:p text:style-name="P17">liczba napraw w danym okresie </text:p>
        </text:list-item>
        <text:list-item>
          <text:p text:style-name="P17">najczęstsze usterki </text:p>
        </text:list-item>
        <text:list-item>
          <text:p text:style-name="P17">czas realizacji zleceń </text:p>
        </text:list-item>
        <text:list-item>
          <text:p text:style-name="P18">wydajność pracy serwisantów </text:p>
        </text:list-item>
      </text:list>
      <text:p text:style-name="Horizontal_20_Line"/>
      <text:h text:style-name="Heading_20_1" text:outline-level="1">4. Główne procesy biznesowe</text:h>
      <text:p text:style-name="Text_20_body">W przedsiębiorstwie można wyróżnić następujące procesy:</text:p>
      <text:h text:style-name="Heading_20_3" text:outline-level="3">Proces przyjęcia zgłoszenia</text:h>
      <text:list text:style-name="L10">
        <text:list-item>
          <text:p text:style-name="P19">Klient zgłasza awarię (telefonicznie, online lub osobiście). </text:p>
        </text:list-item>
        <text:list-item>
          <text:p text:style-name="P19">Pracownik rejestruje zgłoszenie w systemie. </text:p>
        </text:list-item>
        <text:list-item>
          <text:p text:style-name="P20">Tworzone jest zlecenie serwisowe. </text:p>
        </text:list-item>
      </text:list>
      <text:h text:style-name="Heading_20_3" text:outline-level="3">Proces diagnozy</text:h>
      <text:list text:style-name="L11">
        <text:list-item>
          <text:p text:style-name="P21">Serwisant analizuje zgłoszenie. </text:p>
        </text:list-item>
        <text:list-item>
          <text:p text:style-name="P21">Przeprowadza diagnostykę urządzenia. </text:p>
        </text:list-item>
        <text:list-item>
          <text:p text:style-name="P22">Określa przyczynę awarii. </text:p>
        </text:list-item>
      </text:list>
      <text:h text:style-name="Heading_20_3" text:outline-level="3"><text:soft-page-break/>Proces naprawy</text:h>
      <text:list text:style-name="L12">
        <text:list-item>
          <text:p text:style-name="P23">Serwisant wykonuje naprawę. </text:p>
        </text:list-item>
        <text:list-item>
          <text:p text:style-name="P23">W systemie rejestrowane są użyte części. </text:p>
        </text:list-item>
        <text:list-item>
          <text:p text:style-name="P24">Aktualizowany jest status zlecenia. </text:p>
        </text:list-item>
      </text:list>
      <text:h text:style-name="Heading_20_3" text:outline-level="3">Proces zakończenia zlecenia</text:h>
      <text:list text:style-name="L13">
        <text:list-item>
          <text:p text:style-name="P25">Naprawa zostaje zakończona. </text:p>
        </text:list-item>
        <text:list-item>
          <text:p text:style-name="P25">Klient zostaje poinformowany o odbiorze sprzętu. </text:p>
        </text:list-item>
        <text:list-item>
          <text:p text:style-name="P26">System zapisuje historię naprawy. </text:p>
        </text:list-item>
      </text:list>
      <text:p text:style-name="Horizontal_20_Line"/>
      <text:h text:style-name="Heading_20_1" text:outline-level="1">5. Wymagania funkcjonalne systemu</text:h>
      <text:p text:style-name="Text_20_body">System powinien umożliwiać:</text:p>
      <text:list text:style-name="L14">
        <text:list-item>
          <text:p text:style-name="P27">rejestrację użytkowników systemu </text:p>
        </text:list-item>
        <text:list-item>
          <text:p text:style-name="P27">dodawanie i edycję zgłoszeń serwisowych </text:p>
        </text:list-item>
        <text:list-item>
          <text:p text:style-name="P27">przypisywanie zleceń do serwisantów </text:p>
        </text:list-item>
        <text:list-item>
          <text:p text:style-name="P27">zarządzanie bazą klientów </text:p>
        </text:list-item>
        <text:list-item>
          <text:p text:style-name="P27">prowadzenie ewidencji części zamiennych </text:p>
        </text:list-item>
        <text:list-item>
          <text:p text:style-name="P27">generowanie raportów i statystyk </text:p>
        </text:list-item>
        <text:list-item>
          <text:p text:style-name="P28">śledzenie statusu naprawy </text:p>
        </text:list-item>
      </text:list>
      <text:p text:style-name="Horizontal_20_Line"/>
      <text:h text:style-name="Heading_20_1" text:outline-level="1">6. Wymagania niefunkcjonalne</text:h>
      <text:p text:style-name="Text_20_body">System powinien spełniać następujące wymagania:</text:p>
      <text:p text:style-name="Text_20_body"><text:span text:style-name="Strong_20_Emphasis">Dostępność</text:span><text:line-break/>System powinien być dostępny przez przeglądarkę internetową.</text:p>
      <text:p text:style-name="Text_20_body"><text:span text:style-name="Strong_20_Emphasis">Bezpieczeństwo</text:span><text:line-break/>Dostęp do systemu powinien być zabezpieczony logowaniem oraz różnymi poziomami uprawnień.</text:p>
      <text:p text:style-name="Text_20_body"><text:span text:style-name="Strong_20_Emphasis">Wydajność</text:span><text:line-break/>System powinien umożliwiać obsługę wielu zgłoszeń jednocześnie.</text:p>
      <text:p text:style-name="Text_20_body"><text:span text:style-name="Strong_20_Emphasis">Niezawodność</text:span><text:line-break/>Dane powinny być regularnie archiwizowane.</text:p>
      <text:p text:style-name="Horizontal_20_Line"/>
      <text:h text:style-name="Heading_20_1" text:outline-level="1">7. Proponowana architektura systemu</text:h>
      <text:p text:style-name="Text_20_body">System może być zbudowany w architekturze <text:span text:style-name="Strong_20_Emphasis">klient–serwer</text:span> i składać się z:</text:p>
      <text:list text:style-name="L15">
        <text:list-item>
          <text:p text:style-name="P29">aplikacji webowej dla pracowników </text:p>
        </text:list-item>
        <text:list-item>
          <text:p text:style-name="P29"><text:soft-page-break/>panelu klienta </text:p>
        </text:list-item>
        <text:list-item>
          <text:p text:style-name="P29">bazy danych przechowującej informacje o: </text:p>
          <text:list>
            <text:list-item>
              <text:p text:style-name="P29">klientach </text:p>
            </text:list-item>
            <text:list-item>
              <text:p text:style-name="P29">zgłoszeniach </text:p>
            </text:list-item>
            <text:list-item>
              <text:p text:style-name="P29">urządzeniach </text:p>
            </text:list-item>
            <text:list-item>
              <text:p text:style-name="P29">naprawach </text:p>
            </text:list-item>
            <text:list-item>
              <text:p text:style-name="P30">częściach zamiennych </text:p>
            </text:list-item>
          </text:list>
        </text:list-item>
      </text:list>
      <text:p text:style-name="Horizontal_20_Line"/>
      <text:h text:style-name="Heading_20_1" text:outline-level="1">8. Korzyści z wdrożenia systemu</text:h>
      <text:p text:style-name="Text_20_body">Wdrożenie systemu informatycznego pozwoli na:</text:p>
      <text:list text:style-name="L16">
        <text:list-item>
          <text:p text:style-name="P31">usprawnienie obsługi klientów, </text:p>
        </text:list-item>
        <text:list-item>
          <text:p text:style-name="P31">lepszą organizację pracy serwisu, </text:p>
        </text:list-item>
        <text:list-item>
          <text:p text:style-name="P31">skrócenie czasu realizacji napraw, </text:p>
        </text:list-item>
        <text:list-item>
          <text:p text:style-name="P31">łatwiejsze zarządzanie częściami zamiennymi, </text:p>
        </text:list-item>
        <text:list-item>
          <text:p text:style-name="P32">dostęp do danych analitycznych dotyczących działalności firm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9:14:42.468711100</meta:creation-date>
    <dc:date>2026-03-24T19:15:36.431645100</dc:date>
    <meta:editing-duration>PT54S</meta:editing-duration>
    <meta:editing-cycles>1</meta:editing-cycles>
    <meta:document-statistic meta:table-count="0" meta:image-count="0" meta:object-count="0" meta:page-count="4" meta:paragraph-count="97" meta:word-count="474" meta:character-count="3662" meta:non-whitespace-character-count="3287"/>
    <meta:generator>LibreOffice/26.2.1.2$Windows_X86_64 LibreOffice_project/620$Build-2</meta:generator>
  </office:meta>
</office:document-meta>
</file>